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lur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Nr of cores</text:p>
          </table:table-cell>
          <table:table-cell table:style-name="ce1" office:value-type="string" calcext:value-type="string">
            <text:p>Pixels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Time (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71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7619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5548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463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3310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3250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26304" calcext:value-type="float">
            <text:p>21026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.0690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026304" calcext:value-type="float">
            <text:p>21026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5896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26304" calcext:value-type="float">
            <text:p>21026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667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026304" calcext:value-type="float">
            <text:p>21026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524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026304" calcext:value-type="float">
            <text:p>21026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627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026304" calcext:value-type="float">
            <text:p>21026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63213</text:p>
          </table:table-cell>
        </table:table-row>
      </table:table>
      <table:table table:name="Thre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r of cores</text:p>
          </table:table-cell>
          <table:table-cell table:style-name="ce1" office:value-type="string" calcext:value-type="string">
            <text:p>Pixels</text:p>
          </table:table-cell>
          <table:table-cell table:style-name="ce1" office:value-type="string" calcext:value-type="string">
            <text:p>Time (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26304" calcext:value-type="float">
            <text:p>21026304</text:p>
          </table:table-cell>
          <table:table-cell office:value-type="string" calcext:value-type="string">
            <text:p>0.05637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026304" calcext:value-type="float">
            <text:p>21026304</text:p>
          </table:table-cell>
          <table:table-cell office:value-type="string" calcext:value-type="string">
            <text:p>0.05593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26304" calcext:value-type="float">
            <text:p>21026304</text:p>
          </table:table-cell>
          <table:table-cell office:value-type="string" calcext:value-type="string">
            <text:p>0.04821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026304" calcext:value-type="float">
            <text:p>21026304</text:p>
          </table:table-cell>
          <table:table-cell office:value-type="string" calcext:value-type="string">
            <text:p>0.0523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026304" calcext:value-type="float">
            <text:p>21026304</text:p>
          </table:table-cell>
          <table:table-cell office:value-type="string" calcext:value-type="string">
            <text:p>0.06297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026304" calcext:value-type="float">
            <text:p>21026304</text:p>
          </table:table-cell>
          <table:table-cell office:value-type="string" calcext:value-type="string">
            <text:p>6.356878</text:p>
          </table:table-cell>
        </table:table-row>
      </table:table>
      <table:table table:name="Blur_pthreads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Nr of cores</text:p>
          </table:table-cell>
          <table:table-cell table:style-name="ce1" office:value-type="string" calcext:value-type="string">
            <text:p>Pixels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Time (s)</text:p>
          </table:table-cell>
          <table:table-cell/>
          <table:table-cell office:value-type="string" calcext:value-type="string">
            <text:p>Seq code</text:p>
          </table:table-cell>
          <table:table-cell table:style-name="ce1" office:value-type="string" calcext:value-type="string">
            <text:p>Pixels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Time (s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026304" calcext:value-type="float">
            <text:p>21026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86886</text:p>
          </table:table-cell>
          <table:table-cell table:number-columns-repeated="2"/>
          <table:table-cell office:value-type="string" calcext:value-type="string">
            <text:p>676*7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544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026304" calcext:value-type="float">
            <text:p>21026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5599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026304" calcext:value-type="float">
            <text:p>21026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.906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26304" calcext:value-type="float">
            <text:p>21026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.377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76*7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3857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76*7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2789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76*7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6947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76*7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670952</text:p>
          </table:table-cell>
          <table:table-cell table:number-columns-repeated="5"/>
        </table:table-row>
      </table:table>
      <table:table table:name="Thres_pthreads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r of cores</text:p>
          </table:table-cell>
          <table:table-cell table:style-name="ce1" office:value-type="string" calcext:value-type="string">
            <text:p>Pixels</text:p>
          </table:table-cell>
          <table:table-cell table:style-name="ce1" office:value-type="string" calcext:value-type="string">
            <text:p>Time (s)</text:p>
          </table:table-cell>
          <table:table-cell/>
          <table:table-cell office:value-type="string" calcext:value-type="string">
            <text:p>Seq code</text:p>
          </table:table-cell>
          <table:table-cell table:style-name="ce1" office:value-type="string" calcext:value-type="string">
            <text:p>Pixels</text:p>
          </table:table-cell>
          <table:table-cell table:style-name="ce1" office:value-type="string" calcext:value-type="string">
            <text:p>Time (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616 * 3744</text:p>
          </table:table-cell>
          <table:table-cell office:value-type="string" calcext:value-type="string">
            <text:p>0.139603</text:p>
          </table:table-cell>
          <table:table-cell table:number-columns-repeated="2"/>
          <table:table-cell office:value-type="string" calcext:value-type="string">
            <text:p>676*763</text:p>
          </table:table-cell>
          <table:table-cell office:value-type="string" calcext:value-type="string">
            <text:p>0.006629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616 * 3744</text:p>
          </table:table-cell>
          <table:table-cell office:value-type="string" calcext:value-type="string">
            <text:p>0.072638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616 * 3744</text:p>
          </table:table-cell>
          <table:table-cell office:value-type="string" calcext:value-type="string">
            <text:p>0.036709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616 * 3744</text:p>
          </table:table-cell>
          <table:table-cell office:value-type="string" calcext:value-type="string">
            <text:p>0.035706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76*763</text:p>
          </table:table-cell>
          <table:table-cell office:value-type="string" calcext:value-type="string">
            <text:p>0.0012035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76*763</text:p>
          </table:table-cell>
          <table:table-cell office:value-type="string" calcext:value-type="string">
            <text:p>0.001237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76*763</text:p>
          </table:table-cell>
          <table:table-cell office:value-type="string" calcext:value-type="string">
            <text:p>0.0018817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76*763</text:p>
          </table:table-cell>
          <table:table-cell office:value-type="string" calcext:value-type="string">
            <text:p>0.0037105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00-00-00</text:date>, <text:time style:data-style-name="N2" text:time-value="12:43:29.43159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09:27:12.271253000</meta:creation-date>
    <dc:date>2016-05-10T13:07:29.380601000</dc:date>
    <meta:editing-duration>PT1H43M28S</meta:editing-duration>
    <meta:editing-cycles>23</meta:editing-cycles>
    <meta:generator>LibreOffice/5.1.1.3$MacOSX_X86_64 LibreOffice_project/89f508ef3ecebd2cfb8e1def0f0ba9a803b88a6d</meta:generator>
    <meta:document-statistic meta:table-count="4" meta:cell-count="148" meta:object-count="0"/>
  </office:meta>
</office:document-meta>
</file>